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4951347848303683804"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1846613520531373109"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732448413379829072"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1"><text:span text:style-name="T12">Splits: 11:51, 11:51, 10:15, 10:23</text:span></text:p>
      <text:p text:style-name="P21"><text:span text:style-name="T12"/></text:p>
      <text:p text:style-name="P21"><text:span text:style-name="T12">Tues Dec 24, 2019 </text:span><text:span text:style-name="T10">4 miles </text:span><text:span text:style-name="T12"><text:s/></text:span></text:p>
      <text:p text:style-name="P21"><text:span text:style-name="T12">I ran 2 miles mainly downhill to the high school track in 20:20 and the 2 miles on the track in 20:14</text:span></text:p>
      <text:p text:style-name="P21"><text:span text:style-name="T12"/></text:p>
      <text:p text:style-name="P21"><text:span text:style-name="T12">Wed Dec 25, 2019 </text:span><text:span text:style-name="T10">no running</text:span><text:span text:style-name="T12"> <text:s/></text:span></text:p>
      <text:p text:style-name="P21"><text:span text:style-name="T12"/></text:p>
      <text:p text:style-name="P21"><text:span text:style-name="T12">Thur Dec 26, 2019 </text:span><text:span text:style-name="T10">5 miles</text:span><text:span text:style-name="T12"> <text:s/></text:span></text:p>
      <text:p text:style-name="P21"><text:span text:style-name="T12">It was surprisingly 57 degrees and I ran with shorts and a long sleeve shirt. It was a nice run on a hilly course with the first mile mainly up hill and the last mile down. Time: 50:30 or 10:06/mile.</text:span></text:p>
      <text:p text:style-name="P21"><text:span text:style-name="T12">Splits: 10:47, 10:34, 10:23, 10:01, 8:43</text:span></text:p>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6T17:09:02.46</dc:date>
    <dc:creator>James  Lombardi</dc:creator>
    <meta:editing-duration>P1DT14H47M22S</meta:editing-duration>
    <meta:editing-cycles>200</meta:editing-cycles>
    <meta:generator>OpenOffice/4.1.2$Win32 OpenOffice.org_project/412m3$Build-9782</meta:generator>
    <meta:document-statistic meta:table-count="0" meta:image-count="0" meta:object-count="0" meta:page-count="34" meta:paragraph-count="848" meta:word-count="9144" meta:character-count="45412"/>
  </office:meta>
</office:document-meta>
</file>